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8cm" svg:x="14.626cm" svg:y="0cm">
            <draw:object draw:notify-on-update-of-ranges="Sheet1.A1:Sheet1.A1 Sheet1.A2:Sheet1.A8 Sheet1.B1:Sheet1.B1 Sheet1.B2:Sheet1.B8 Sheet1.C1:Sheet1.C1 Sheet1.C2:Sheet1.C8 Sheet1.D1:Sheet1.D1 Sheet1.D2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cm" svg:x="14.735cm" svg:y="10.611cm">
            <draw:object draw:notify-on-update-of-ranges="Sheet1.A29:Sheet1.A29 Sheet1.A30:Sheet1.A32 Sheet1.B29:Sheet1.B29 Sheet1.B30:Sheet1.B32 Sheet1.C29:Sheet1.C29 Sheet1.C30:Sheet1.C32 Sheet1.D29:Sheet1.D29 Sheet1.D30:Sheet1.D32 Sheet1.E29:Sheet1.E29 Sheet1.E30:Sheet1.E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cm" svg:x="14.708cm" svg:y="21.103cm">
            <draw:object draw:notify-on-update-of-ranges="Sheet1.A48:Sheet1.A48 Sheet1.A49:Sheet1.A51 Sheet1.B48:Sheet1.B48 Sheet1.B49:Sheet1.B51 Sheet1.C48:Sheet1.C48 Sheet1.C49:Sheet1.C51 Sheet1.D48:Sheet1.D48 Sheet1.D49:Sheet1.D51 Sheet1.E48:Sheet1.E48 Sheet1.E49:Sheet1.E5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cm" svg:x="14.68cm" svg:y="31.17cm">
            <draw:object draw:notify-on-update-of-ranges="Sheet1.A73:Sheet1.A73 Sheet1.A74:Sheet1.A76 Sheet1.B73:Sheet1.B73 Sheet1.B74:Sheet1.B76 Sheet1.C73:Sheet1.C73 Sheet1.C74:Sheet1.C76 Sheet1.D73:Sheet1.D73 Sheet1.D74:Sheet1.D76 Sheet1.E73:Sheet1.E73 Sheet1.E74:Sheet1.E7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cm" svg:height="8cm" svg:x="14.983cm" svg:y="41.371cm">
            <draw:object draw:notify-on-update-of-ranges="Sheet1.A94:Sheet1.A94 Sheet1.A95:Sheet1.A97 Sheet1.B94:Sheet1.B94 Sheet1.B95:Sheet1.B97 Sheet1.C94:Sheet1.C94 Sheet1.C95:Sheet1.C9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1</text:p>
          </table:table-cell>
          <table:table-cell office:value-type="string" calcext:value-type="string">
            <text:p>Raspberry 2</text:p>
          </table:table-cell>
          <table:table-cell/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554" calcext:value-type="float">
            <text:p>0.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3.362" calcext:value-type="float">
            <text:p>3.362</text:p>
          </table:table-cell>
          <table:table-cell office:value-type="float" office:value="2.336" calcext:value-type="float">
            <text:p>2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 office:value-type="float" office:value="2.447" calcext:value-type="float">
            <text:p>2.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3.829" calcext:value-type="float">
            <text:p>3.829</text:p>
          </table:table-cell>
          <table:table-cell office:value-type="float" office:value="2.119" calcext:value-type="float">
            <text:p>2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634" calcext:value-type="float">
            <text:p>2.634</text:p>
          </table:table-cell>
          <table:table-cell office:value-type="float" office:value="2.881" calcext:value-type="float">
            <text:p>2.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994" calcext:value-type="float">
            <text:p>3.994</text:p>
          </table:table-cell>
          <table:table-cell office:value-type="float" office:value="3.22" calcext:value-type="float">
            <text:p>3.22</text:p>
          </table:table-cell>
          <table:table-cell office:value-type="float" office:value="1.286" calcext:value-type="float">
            <text:p>1.286</text:p>
          </table:table-cell>
          <table:table-cell table:number-columns-repeated="2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6" calcext:value-type="float">
            <text:p>0.296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994" calcext:value-type="float">
            <text:p>3.9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 table:number-rows-repeated="14">
          <table:table-cell table:number-columns-repeated="6"/>
        </table:table-row>
        <table:table-row table:style-name="ro1">
          <table:table-cell office:value-type="string" calcext:value-type="string">
            <text:p>Raspberry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119" calcext:value-type="float">
            <text:p>2.119</text:p>
          </table:table-cell>
          <table:table-cell office:value-type="float" office:value="2.11" calcext:value-type="float">
            <text:p>2.11</text:p>
          </table:table-cell>
          <table:table-cell office:value-type="float" office:value="1.954" calcext:value-type="float">
            <text:p>1.954</text:p>
          </table:table-cell>
          <table:table-cell office:value-type="float" office:value="1.604" calcext:value-type="float">
            <text:p>1.604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336" calcext:value-type="float">
            <text:p>2.336</text:p>
          </table:table-cell>
          <table:table-cell office:value-type="float" office:value="2.762" calcext:value-type="float">
            <text:p>2.762</text:p>
          </table:table-cell>
          <table:table-cell office:value-type="float" office:value="1.321" calcext:value-type="float">
            <text:p>1.321</text:p>
          </table:table-cell>
          <table:table-cell office:value-type="float" office:value="1.202" calcext:value-type="float">
            <text:p>1.202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286" calcext:value-type="float">
            <text:p>1.286</text:p>
          </table:table-cell>
          <table:table-cell office:value-type="float" office:value="1.1787" calcext:value-type="float">
            <text:p>1.178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6" calcext:value-type="float">
            <text:p>1.626</text:p>
          </table:table-cell>
          <table:table-cell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Raspberry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829" calcext:value-type="float">
            <text:p>3.829</text:p>
          </table:table-cell>
          <table:table-cell office:value-type="float" office:value="4.099" calcext:value-type="float">
            <text:p>4.099</text:p>
          </table:table-cell>
          <table:table-cell office:value-type="float" office:value="3.62" calcext:value-type="float">
            <text:p>3.62</text:p>
          </table:table-cell>
          <table:table-cell office:value-type="float" office:value="2.043" calcext:value-type="float">
            <text:p>2.043</text:p>
          </table:table-cell>
          <table:table-cell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3.362" calcext:value-type="float">
            <text:p>3.362</text:p>
          </table:table-cell>
          <table:table-cell office:value-type="float" office:value="3.503" calcext:value-type="float">
            <text:p>3.503</text:p>
          </table:table-cell>
          <table:table-cell office:value-type="float" office:value="3.194" calcext:value-type="float">
            <text:p>3.194</text:p>
          </table:table-cell>
          <table:table-cell office:value-type="float" office:value="1.675" calcext:value-type="float">
            <text:p>1.675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22" calcext:value-type="float">
            <text:p>3.22</text:p>
          </table:table-cell>
          <table:table-cell office:value-type="float" office:value="3.34" calcext:value-type="float">
            <text:p>3.34</text:p>
          </table:table-cell>
          <table:table-cell office:value-type="float" office:value="3.7" calcext:value-type="float">
            <text:p>3.7</text:p>
          </table:table-cell>
          <table:table-cell office:value-type="float" office:value="2.11" calcext:value-type="float">
            <text:p>2.11</text:p>
          </table:table-cell>
          <table:table-cell/>
        </table:table-row>
        <table:table-row table:style-name="ro1" table:number-rows-repeated="17">
          <table:table-cell table:number-columns-repeated="6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1.051" calcext:value-type="float">
            <text:p>1.051</text:p>
          </table:table-cell>
          <table:table-cell office:value-type="float" office:value="2.401" calcext:value-type="float">
            <text:p>2.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office:value-type="float" office:value="1.324" calcext:value-type="float">
            <text:p>1.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0.74" calcext:value-type="float">
            <text:p>0.74</text:p>
          </table:table-cell>
          <table:table-cell office:value-type="float" office:value="1.823" calcext:value-type="float">
            <text:p>1.82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20:26:24.589237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1T23:14:54.201661044</dc:date>
    <dc:creator>Ricardo Galli</dc:creator>
    <meta:editing-duration>PT9H33M59S</meta:editing-duration>
    <meta:editing-cycles>16</meta:editing-cycles>
    <meta:generator>LibreOffice/4.3.3.2$Linux_X86_64 LibreOffice_project/430m0$Build-2</meta:generator>
    <meta:document-statistic meta:table-count="1" meta:cell-count="10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4.814cm" svg:y="7.218cm" style:legend-expansion="wide" chart:style-name="ch2"/>
        <chart:plot-area chart:style-name="ch3" table:cell-range-address="Sheet1.A1:Sheet1.D8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:Sheet1.B1</svg:desc>
                </draw:g>
              </table:table-cell>
              <table:table-cell office:value-type="string">
                <text:p>Raspberry 1</text:p>
                <draw:g>
                  <svg:desc>Sheet1.C1:Sheet1.C1</svg:desc>
                </draw:g>
              </table:table-cell>
              <table:table-cell office:value-type="string">
                <text:p>Raspberry 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2:Sheet1.A8</svg:desc>
                </draw:g>
              </table:table-cell>
              <table:table-cell office:value-type="float" office:value="0.058">
                <text:p>0.058</text:p>
                <draw:g>
                  <svg:desc>Sheet1.B2:Sheet1.B8</svg:desc>
                </draw:g>
              </table:table-cell>
              <table:table-cell office:value-type="float" office:value="0.355">
                <text:p>0.355</text:p>
                <draw:g>
                  <svg:desc>Sheet1.C2:Sheet1.C8</svg:desc>
                </draw:g>
              </table:table-cell>
              <table:table-cell office:value-type="float" office:value="0.121">
                <text:p>0.121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61">
                <text:p>0.56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3.362">
                <text:p>3.362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0">
                <text:p>0</text:p>
              </table:table-cell>
              <table:table-cell office:value-type="float" office:value="2.447">
                <text:p>2.447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3.829">
                <text:p>3.829</text:p>
              </table:table-cell>
              <table:table-cell office:value-type="float" office:value="2.119">
                <text:p>2.119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634">
                <text:p>2.634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994">
                <text:p>3.994</text:p>
              </table:table-cell>
              <table:table-cell office:value-type="float" office:value="3.22">
                <text:p>3.22</text:p>
              </table:table-cell>
              <table:table-cell office:value-type="float" office:value="1.286">
                <text:p>1.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29:Sheet1.E32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30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2" chart:label-cell-address="Sheet1.B29:Sheet1.B29" chart:class="chart:bar">
            <chart:data-point chart:repeated="3"/>
          </chart:series>
          <chart:series chart:style-name="ch8" chart:values-cell-range-address="Sheet1.C30:Sheet1.C32" chart:label-cell-address="Sheet1.C29:Sheet1.C29" chart:class="chart:bar">
            <chart:data-point chart:repeated="3"/>
          </chart:series>
          <chart:series chart:style-name="ch9" chart:values-cell-range-address="Sheet1.D30:Sheet1.D32" chart:label-cell-address="Sheet1.D29:Sheet1.D29" chart:class="chart:bar">
            <chart:data-point chart:repeated="3"/>
          </chart:series>
          <chart:series chart:style-name="ch10" chart:values-cell-range-address="Sheet1.E30:Sheet1.E32" chart:label-cell-address="Sheet1.E29:Sheet1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29:Sheet1.B29</svg:desc>
                </draw:g>
              </table:table-cell>
              <table:table-cell office:value-type="string">
                <text:p>test</text:p>
                <draw:g>
                  <svg:desc>Sheet1.C29:Sheet1.C29</svg:desc>
                </draw:g>
              </table:table-cell>
              <table:table-cell office:value-type="string">
                <text:p>yield</text:p>
                <draw:g>
                  <svg:desc>Sheet1.D29:Sheet1.D29</svg:desc>
                </draw:g>
              </table:table-cell>
              <table:table-cell office:value-type="string">
                <text:p>backoff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0:Sheet1.A32</svg:desc>
                </draw:g>
              </table:table-cell>
              <table:table-cell office:value-type="float" office:value="1.41">
                <text:p>1.41</text:p>
                <draw:g>
                  <svg:desc>Sheet1.B30:Sheet1.B32</svg:desc>
                </draw:g>
              </table:table-cell>
              <table:table-cell office:value-type="float" office:value="0.667">
                <text:p>0.667</text:p>
                <draw:g>
                  <svg:desc>Sheet1.C30:Sheet1.C32</svg:desc>
                </draw:g>
              </table:table-cell>
              <table:table-cell office:value-type="float" office:value="0.242">
                <text:p>0.242</text:p>
                <draw:g>
                  <svg:desc>Sheet1.D30:Sheet1.D32</svg:desc>
                </draw:g>
              </table:table-cell>
              <table:table-cell office:value-type="float" office:value="0.261">
                <text:p>0.261</text:p>
                <draw:g>
                  <svg:desc>Sheet1.E30:Sheet1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0.761">
                <text:p>0.76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994">
                <text:p>3.994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48:Sheet1.E51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49:Sheet1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B51" chart:label-cell-address="Sheet1.B48:Sheet1.B48" chart:class="chart:bar">
            <chart:data-point chart:repeated="3"/>
          </chart:series>
          <chart:series chart:style-name="ch8" chart:values-cell-range-address="Sheet1.C49:Sheet1.C51" chart:label-cell-address="Sheet1.C48:Sheet1.C48" chart:class="chart:bar">
            <chart:data-point chart:repeated="3"/>
          </chart:series>
          <chart:series chart:style-name="ch9" chart:values-cell-range-address="Sheet1.D49:Sheet1.D51" chart:label-cell-address="Sheet1.D48:Sheet1.D48" chart:class="chart:bar">
            <chart:data-point chart:repeated="3"/>
          </chart:series>
          <chart:series chart:style-name="ch10" chart:values-cell-range-address="Sheet1.E49:Sheet1.E51" chart:label-cell-address="Sheet1.E48:Sheet1.E4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8:Sheet1.B48</svg:desc>
                </draw:g>
              </table:table-cell>
              <table:table-cell office:value-type="string">
                <text:p>test</text:p>
                <draw:g>
                  <svg:desc>Sheet1.C48:Sheet1.C48</svg:desc>
                </draw:g>
              </table:table-cell>
              <table:table-cell office:value-type="string">
                <text:p>yield</text:p>
                <draw:g>
                  <svg:desc>Sheet1.D48:Sheet1.D48</svg:desc>
                </draw:g>
              </table:table-cell>
              <table:table-cell office:value-type="string">
                <text:p>backoff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9:Sheet1.A51</svg:desc>
                </draw:g>
              </table:table-cell>
              <table:table-cell office:value-type="float" office:value="2.119">
                <text:p>2.119</text:p>
                <draw:g>
                  <svg:desc>Sheet1.B49:Sheet1.B51</svg:desc>
                </draw:g>
              </table:table-cell>
              <table:table-cell office:value-type="float" office:value="2.11">
                <text:p>2.11</text:p>
                <draw:g>
                  <svg:desc>Sheet1.C49:Sheet1.C51</svg:desc>
                </draw:g>
              </table:table-cell>
              <table:table-cell office:value-type="float" office:value="1.954">
                <text:p>1.954</text:p>
                <draw:g>
                  <svg:desc>Sheet1.D49:Sheet1.D51</svg:desc>
                </draw:g>
              </table:table-cell>
              <table:table-cell office:value-type="float" office:value="1.604">
                <text:p>1.604</text:p>
                <draw:g>
                  <svg:desc>Sheet1.E49:Sheet1.E51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336">
                <text:p>2.336</text:p>
              </table:table-cell>
              <table:table-cell office:value-type="float" office:value="2.762">
                <text:p>2.762</text:p>
              </table:table-cell>
              <table:table-cell office:value-type="float" office:value="1.321">
                <text:p>1.321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286">
                <text:p>1.286</text:p>
              </table:table-cell>
              <table:table-cell office:value-type="float" office:value="1.1787">
                <text:p>1.1787</text:p>
              </table:table-cell>
              <table:table-cell office:value-type="float" office:value="1.642">
                <text:p>1.642</text:p>
              </table:table-cell>
              <table:table-cell office:value-type="float" office:value="1.626">
                <text:p>1.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73:Sheet1.E76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74:Sheet1.A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4:Sheet1.B76" chart:label-cell-address="Sheet1.B73:Sheet1.B73" chart:class="chart:bar">
            <chart:data-point chart:repeated="3"/>
          </chart:series>
          <chart:series chart:style-name="ch8" chart:values-cell-range-address="Sheet1.C74:Sheet1.C76" chart:label-cell-address="Sheet1.C73:Sheet1.C73" chart:class="chart:bar">
            <chart:data-point chart:repeated="3"/>
          </chart:series>
          <chart:series chart:style-name="ch9" chart:values-cell-range-address="Sheet1.D74:Sheet1.D76" chart:label-cell-address="Sheet1.D73:Sheet1.D73" chart:class="chart:bar">
            <chart:data-point chart:repeated="3"/>
          </chart:series>
          <chart:series chart:style-name="ch10" chart:values-cell-range-address="Sheet1.E74:Sheet1.E76" chart:label-cell-address="Sheet1.E73:Sheet1.E7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73:Sheet1.B73</svg:desc>
                </draw:g>
              </table:table-cell>
              <table:table-cell office:value-type="string">
                <text:p>test</text:p>
                <draw:g>
                  <svg:desc>Sheet1.C73:Sheet1.C73</svg:desc>
                </draw:g>
              </table:table-cell>
              <table:table-cell office:value-type="string">
                <text:p>yield</text:p>
                <draw:g>
                  <svg:desc>Sheet1.D73:Sheet1.D73</svg:desc>
                </draw:g>
              </table:table-cell>
              <table:table-cell office:value-type="string">
                <text:p>backoff</text:p>
                <draw:g>
                  <svg:desc>Sheet1.E73:Sheet1.E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74:Sheet1.A76</svg:desc>
                </draw:g>
              </table:table-cell>
              <table:table-cell office:value-type="float" office:value="3.829">
                <text:p>3.829</text:p>
                <draw:g>
                  <svg:desc>Sheet1.B74:Sheet1.B76</svg:desc>
                </draw:g>
              </table:table-cell>
              <table:table-cell office:value-type="float" office:value="4.099">
                <text:p>4.099</text:p>
                <draw:g>
                  <svg:desc>Sheet1.C74:Sheet1.C76</svg:desc>
                </draw:g>
              </table:table-cell>
              <table:table-cell office:value-type="float" office:value="3.62">
                <text:p>3.62</text:p>
                <draw:g>
                  <svg:desc>Sheet1.D74:Sheet1.D76</svg:desc>
                </draw:g>
              </table:table-cell>
              <table:table-cell office:value-type="float" office:value="2.043">
                <text:p>2.043</text:p>
                <draw:g>
                  <svg:desc>Sheet1.E74:Sheet1.E7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3.362">
                <text:p>3.362</text:p>
              </table:table-cell>
              <table:table-cell office:value-type="float" office:value="3.503">
                <text:p>3.503</text:p>
              </table:table-cell>
              <table:table-cell office:value-type="float" office:value="3.194">
                <text:p>3.194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22">
                <text:p>3.22</text:p>
              </table:table-cell>
              <table:table-cell office:value-type="float" office:value="3.34">
                <text:p>3.34</text:p>
              </table:table-cell>
              <table:table-cell office:value-type="float" office:value="3.7">
                <text:p>3.7</text:p>
              </table:table-cell>
              <table:table-cell office:value-type="float" office:value="2.11">
                <text:p>2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6.013cm" svg:y="7.218cm" style:legend-expansion="wide" chart:style-name="ch2"/>
        <chart:plot-area chart:style-name="ch3" table:cell-range-address="Sheet1.A94:Sheet1.C97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95:Sheet1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5:Sheet1.B97" chart:label-cell-address="Sheet1.B94:Sheet1.B94" chart:class="chart:bar">
            <chart:data-point chart:repeated="3"/>
          </chart:series>
          <chart:series chart:style-name="ch8" chart:values-cell-range-address="Sheet1.C95:Sheet1.C97" chart:label-cell-address="Sheet1.C94:Sheet1.C9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94:Sheet1.B94</svg:desc>
                </draw:g>
              </table:table-cell>
              <table:table-cell office:value-type="string">
                <text:p>Raspberry 2</text:p>
                <draw:g>
                  <svg:desc>Sheet1.C94:Sheet1.C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95:Sheet1.A97</svg:desc>
                </draw:g>
              </table:table-cell>
              <table:table-cell office:value-type="float" office:value="1.051">
                <text:p>1.051</text:p>
                <draw:g>
                  <svg:desc>Sheet1.B95:Sheet1.B97</svg:desc>
                </draw:g>
              </table:table-cell>
              <table:table-cell office:value-type="float" office:value="2.401">
                <text:p>2.401</text:p>
                <draw:g>
                  <svg:desc>Sheet1.C95:Sheet1.C97</svg:desc>
                </draw:g>
              </table:table-cell>
            </table:table-row>
            <table:table-row>
              <table:table-cell office:value-type="string">
                <text:p>MCS</text:p>
              </table:table-cell>
              <table:table-cell office:value-type="float" office:value="0.888">
                <text:p>0.888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CLH</text:p>
              </table:table-cell>
              <table:table-cell office:value-type="float" office:value="0.74">
                <text:p>0.74</text:p>
              </table:table-cell>
              <table:table-cell office:value-type="float" office:value="1.823">
                <text:p>1.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